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295cm" fo:min-width="0.045cm"/>
    </style:style>
    <style:style style:name="gr2" style:family="graphic" style:parent-style-name="standard">
      <style:graphic-properties draw:textarea-horizontal-align="justify" draw:textarea-vertical-align="middle" draw:auto-grow-height="false" fo:min-height="2.229cm" fo:min-width="4.657cm"/>
    </style:style>
    <style:style style:name="gr3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4" style:family="graphic" style:parent-style-name="standard">
      <style:graphic-properties draw:textarea-horizontal-align="justify" draw:textarea-vertical-align="middle" draw:auto-grow-height="false" fo:min-height="2.229cm" fo:min-width="2.983cm"/>
    </style:style>
    <style:style style:name="gr5" style:family="graphic" style:parent-style-name="standard">
      <style:graphic-properties draw:textarea-horizontal-align="justify" draw:textarea-vertical-align="middle" draw:auto-grow-height="false" fo:min-height="0.571cm" fo:min-width="0.322cm"/>
    </style:style>
    <style:style style:name="gr6" style:family="graphic" style:parent-style-name="standard">
      <style:graphic-properties svg:stroke-width="0.106cm" svg:stroke-color="#ffffff" draw:marker-start-width="0.359cm" draw:marker-end-width="0.359cm" draw:fill-color="#000000" draw:textarea-horizontal-align="justify" draw:textarea-vertical-align="middle" draw:auto-grow-height="false" fo:min-height="0.295cm" fo:min-width="0.045cm" fo:padding-top="0.178cm" fo:padding-bottom="0.178cm" fo:padding-left="0.303cm" fo:padding-right="0.30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2.135cm"/>
    </style:style>
    <style:style style:name="gr9" style:family="graphic" style:parent-style-name="standard">
      <style:graphic-properties svg:stroke-color="#000000" draw:textarea-vertical-align="middle"/>
    </style:style>
    <style:style style:name="co1" style:family="table-column">
      <style:table-column-properties style:column-width="9.995cm" style:use-optimal-column-width="false"/>
    </style:style>
    <style:style style:name="co2" style:family="table-column">
      <style:table-column-properties style:column-width="10.014cm" style:use-optimal-column-width="false"/>
    </style:style>
    <style:style style:name="ro1" style:family="table-row">
      <style:table-row-properties style:row-height="2.484cm"/>
    </style:style>
    <style:style style:name="ro2" style:family="table-row">
      <style:table-row-properties style:row-height="25.252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998cm" svg:height="27.735cm" svg:x="1cm" svg:y="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/>
                <text:p text:style-name="P1">Bank Administrator</text:p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>
                <text:p text:style-name="P1"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1" draw:id="id1" draw:layer="layout" svg:width="0.771cm" svg:height="0.771cm" svg:x="5.594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.425cm" svg:height="2.747cm" svg:x="3.262cm" svg:y="5.32cm">
          <text:p text:style-name="P1">Request to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5.425cm" svg:height="2.747cm" svg:x="13.36cm" svg:y="6.531cm">
          <text:p text:style-name="P1">Check Data</text:p>
          <text:p text:style-name="P1">Correct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1.642cm" svg:height="1.641cm" svg:x="15.269cm" svg:y="9.914cm">
          <text:p text:style-name="P1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3.751cm" svg:height="2.747cm" svg:x="11.552cm" svg:y="12.157cm">
          <text:p text:style-name="P1">Print error</text:p>
          <text:p text:style-name="P1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6" draw:id="id6" draw:layer="layout" svg:width="3.751cm" svg:height="2.747cm" svg:x="16.443cm" svg:y="12.257cm">
          <text:p text:style-name="P1">Request to</text:p>
          <text:p text:style-name="P1">Ba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7" draw:id="id7" draw:layer="layout" svg:width="5.425cm" svg:height="2.747cm" svg:x="23.242cm" svg:y="13.698cm">
          <text:p text:style-name="P1">Request to</text:p>
          <text:p text:style-name="P1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5.425cm" svg:height="2.747cm" svg:x="32.989cm" svg:y="14.435cm">
          <text:p text:style-name="P1">Check Da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9" draw:id="id9" draw:layer="layout" svg:width="1.642cm" svg:height="1.641cm" svg:x="34.87cm" svg:y="18.01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2" draw:id="id12" draw:layer="layout" svg:width="5.425cm" svg:height="2.747cm" svg:x="23.213cm" svg:y="24.383cm">
          <text:p text:style-name="P3">Send message</text:p>
          <text:p text:style-name="P3">to Customers</text:p>
          <text:p text:style-name="P1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5.425cm" svg:height="2.747cm" svg:x="13.503cm" svg:y="24.429cm">
          <text:p text:style-name="P1">Print 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5" draw:id="id15" draw:layer="layout" svg:width="0.771cm" svg:height="0.771cm" svg:x="15.813cm" svg:y="27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5.98cm" svg:y1="4.455cm" svg:x2="5.974cm" svg:y2="5.32cm" draw:start-shape="id1" draw:start-glue-point="8" draw:end-shape="id2" draw:end-glue-point="0" svg:d="M5980 4455v432h-6v433" svg:viewBox="0 0 7 866">
          <text:p/>
        </draw:connector>
        <draw:connector draw:style-name="gr7" draw:text-style-name="P4" draw:layer="layout" svg:x1="8.687cm" svg:y1="6.693cm" svg:x2="16.072cm" svg:y2="6.531cm" draw:start-shape="id2" draw:start-glue-point="1" draw:end-shape="id3" draw:end-glue-point="0" svg:d="M8687 6693h2336v-664h5049v502" svg:viewBox="0 0 7386 665">
          <text:p/>
        </draw:connector>
        <draw:connector draw:style-name="gr7" draw:text-style-name="P4" draw:layer="layout" svg:x1="16.072cm" svg:y1="9.278cm" svg:x2="16.09cm" svg:y2="9.914cm" draw:start-shape="id3" draw:start-glue-point="2" draw:end-shape="id4" draw:end-glue-point="4" svg:d="M16072 9278v318h18v318" svg:viewBox="0 0 19 637">
          <text:p/>
        </draw:connector>
        <draw:connector draw:style-name="gr7" draw:text-style-name="P4" draw:layer="layout" svg:x1="15.269cm" svg:y1="10.734cm" svg:x2="13.427cm" svg:y2="12.157cm" draw:start-shape="id4" draw:start-glue-point="5" draw:end-shape="id5" draw:end-glue-point="0" svg:d="M15269 10734h-1842v1423" svg:viewBox="0 0 1843 1424">
          <text:p/>
        </draw:connector>
        <draw:connector draw:style-name="gr7" draw:text-style-name="P4" draw:layer="layout" svg:x1="16.911cm" svg:y1="10.734cm" svg:x2="18.318cm" svg:y2="12.257cm" draw:start-shape="id4" draw:start-glue-point="7" draw:end-shape="id6" draw:end-glue-point="0" svg:d="M16911 10734h1407v1523" svg:viewBox="0 0 1408 1524">
          <text:p/>
        </draw:connector>
        <draw:connector draw:style-name="gr7" draw:text-style-name="P4" draw:layer="layout" draw:line-skew="0cm -0.317cm" svg:x1="13.427cm" svg:y1="14.904cm" svg:x2="3.262cm" svg:y2="6.693cm" draw:start-shape="id5" draw:start-glue-point="2" draw:end-shape="id2" draw:end-glue-point="3" svg:d="M13427 14904v501h-10984v-8712h819" svg:viewBox="0 0 10985 8713">
          <text:p/>
        </draw:connector>
        <draw:connector draw:style-name="gr7" draw:text-style-name="P4" draw:layer="layout" svg:x1="18.318cm" svg:y1="15.004cm" svg:x2="25.954cm" svg:y2="13.698cm" draw:start-shape="id6" draw:start-glue-point="2" draw:end-shape="id7" draw:end-glue-point="0" svg:d="M18318 15004v501h3400v-2309h4236v502" svg:viewBox="0 0 7637 2310">
          <text:p/>
        </draw:connector>
        <draw:connector draw:style-name="gr7" draw:text-style-name="P4" draw:layer="layout" draw:line-skew="0cm 0cm -0.664cm" svg:x1="25.954cm" svg:y1="16.445cm" svg:x2="35.701cm" svg:y2="14.435cm" draw:start-shape="id7" draw:start-glue-point="2" draw:end-shape="id8" draw:end-glue-point="0" svg:d="M25954 16445v501h4874v-3677h4873v1166" svg:viewBox="0 0 9748 3678">
          <text:p/>
        </draw:connector>
        <draw:connector draw:style-name="gr7" draw:text-style-name="P4" draw:layer="layout" svg:x1="35.701cm" svg:y1="17.182cm" svg:x2="35.691cm" svg:y2="18.011cm" draw:start-shape="id8" draw:start-glue-point="2" draw:end-shape="id9" draw:end-glue-point="4" svg:d="M35701 17182v414h-10v415" svg:viewBox="0 0 11 830">
          <text:p/>
        </draw:connector>
        <draw:frame draw:style-name="gr8" draw:text-style-name="P6" draw:layer="layout" svg:width="8.569cm" svg:height="2.385cm" svg:x="13.333cm" svg:y="9.952cm">
          <draw:text-box>
            <text:p text:style-name="P5"><text:span text:style-name="T1">Invalid dcata</text:span></text:p>
          </draw:text-box>
        </draw:frame>
        <draw:custom-shape draw:style-name="gr2" draw:text-style-name="P1" xml:id="id11" draw:id="id11" draw:layer="layout" svg:width="5.425cm" svg:height="2.747cm" svg:x="23.237cm" svg:y="19.773cm">
          <text:p text:style-name="P3">Customer</text:p>
          <text:p text:style-name="P3">Successfully</text:p>
          <text:p text:style-name="P1">Register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0" draw:id="id10" draw:layer="layout" svg:width="3.751cm" svg:height="2.747cm" svg:x="31.279cm" svg:y="19.749cm">
          <text:p text:style-name="P1">Add Data</text:p>
          <text:p text:style-name="P1">about </text:p>
          <text:p text:style-name="P1">Custom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34.87cm" svg:y1="18.831cm" svg:x2="33.154cm" svg:y2="19.749cm" draw:start-shape="id9" draw:start-glue-point="5" draw:end-shape="id10" draw:end-glue-point="0" svg:d="M34870 18831h-1716v918" svg:viewBox="0 0 1717 919">
          <text:p/>
        </draw:connector>
        <draw:connector draw:style-name="gr7" draw:text-style-name="P4" draw:layer="layout" svg:x1="31.279cm" svg:y1="21.122cm" svg:x2="28.662cm" svg:y2="21.146cm" draw:start-shape="id10" draw:start-glue-point="3" draw:end-shape="id11" svg:d="M31279 21122h-1309v24h-1308" svg:viewBox="0 0 2618 25">
          <text:p/>
        </draw:connector>
        <draw:connector draw:style-name="gr7" draw:text-style-name="P4" xml:id="id13" draw:id="id13" draw:layer="layout" svg:x1="25.949cm" svg:y1="22.52cm" svg:x2="25.925cm" svg:y2="24.383cm" draw:start-shape="id11" draw:start-glue-point="2" draw:end-shape="id12" draw:end-glue-point="0" svg:d="M25949 22520v931h-24v932" svg:viewBox="0 0 25 1864">
          <text:p/>
        </draw:connector>
        <draw:connector draw:style-name="gr9" draw:text-style-name="P1" draw:layer="layout" draw:line-skew="2.348cm" svg:x1="36.512cm" svg:y1="18.831cm" svg:x2="25.937cm" svg:y2="23.451cm" draw:start-shape="id9" draw:start-glue-point="7" draw:end-shape="id13" draw:end-glue-point="0" svg:d="M36512 18831h2850v4620h-13425" svg:viewBox="0 0 13426 4621">
          <text:p/>
        </draw:connector>
        <draw:frame draw:style-name="gr8" draw:text-style-name="P6" draw:layer="layout" svg:width="8.569cm" svg:height="2.385cm" svg:x="32.797cm" svg:y="18.013cm">
          <draw:text-box>
            <text:p text:style-name="P5"><text:span text:style-name="T1">Valid dcata</text:span></text:p>
          </draw:text-box>
        </draw:frame>
        <draw:frame draw:style-name="gr8" draw:text-style-name="P6" draw:layer="layout" svg:width="8.569cm" svg:height="2.385cm" svg:x="37.194cm" svg:y="17.973cm">
          <draw:text-box>
            <text:p text:style-name="P5"><text:span text:style-name="T1">Invalid dcata</text:span></text:p>
          </draw:text-box>
        </draw:frame>
        <draw:connector draw:style-name="gr7" draw:text-style-name="P4" draw:layer="layout" svg:x1="23.213cm" svg:y1="25.756cm" svg:x2="18.928cm" svg:y2="25.802cm" draw:start-shape="id12" draw:start-glue-point="3" draw:end-shape="id14" svg:d="M23213 25756h-2143v46h-2142" svg:viewBox="0 0 4286 47">
          <text:p/>
        </draw:connector>
        <draw:connector draw:style-name="gr7" draw:text-style-name="P4" draw:layer="layout" svg:x1="16.215cm" svg:y1="27.176cm" svg:x2="16.199cm" svg:y2="27.756cm" draw:start-shape="id14" draw:start-glue-point="2" draw:end-shape="id15" draw:end-glue-point="4" svg:d="M16215 27176v264h-16v316" svg:viewBox="0 0 17 5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25:26.423052812</meta:creation-date>
    <dc:date>2018-10-08T01:29:30.844280901</dc:date>
    <meta:editing-duration>PT1H23M9S</meta:editing-duration>
    <meta:editing-cycles>7</meta:editing-cycles>
    <meta:generator>LibreOffice/6.0.4.2$Linux_X86_64 LibreOffice_project/00m0$Build-2</meta:generator>
    <meta:document-statistic meta:object-count="33"/>
  </office:meta>
</office:document-meta>
</file>